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rrays</text:p>
      <text:p text:style-name="Standard">Nome | Nota1 | Nota2 | Nota3 | Nota4| Média</text:p>
      <text:p text:style-name="Standard">….<text:tab/>….<text:tab/>….<text:tab/> …..<text:tab/>…..</text:p>
      <text:p text:style-name="Standard"/>
      <text:p text:style-name="Standard">read*, nome, n1, n2, n3, n4</text:p>
      <text:p text:style-name="Standard">media = (n1 + n2 + n3 + n4)/4</text:p>
      <text:p text:style-name="Standard"/>
      <text:p text:style-name="Standard">t | R<text:tab/>t | R <text:s text:c="3"/>M <text:tab/><text:tab/>→ t | somatório Ri </text:p>
      <text:p text:style-name="Standard">t1 R1 <text:s text:c="2"/>t1 R1</text:p>
      <text:p text:style-name="Standard">t2 R2 <text:s text:c="2"/>…..</text:p>
      <text:p text:style-name="Standard">…</text:p>
      <text:p text:style-name="Standard">tn Rn</text:p>
      <text:p text:style-name="Standard"/>
      <text:p text:style-name="Standard"/>
      <text:p text:style-name="Standard">real, allocatable :: R(:), t(:)<text:tab/><text:tab/></text:p>
      <text:p text:style-name="Standard"><text:tab/><text:tab/><text:tab/>(:,:)</text:p>
      <text:p text:style-name="Standard">allocate R(N), t(N)</text:p>
      <text:p text:style-name="Standard">do J = 1, M</text:p>
      <text:p text:style-name="Standard"><text:s/>do I = 1, N</text:p>
      <text:p text:style-name="Standard"><text:s/>read*, t(i), R(i)</text:p>
      <text:p text:style-name="Standard"><text:s/>end do</text:p>
      <text:p text:style-name="Standard">end do</text:p>
      <text:p text:style-name="Standard"/>
      <text:p text:style-name="Standard">real, dimension :: R(100), t(100)</text:p>
      <text:p text:style-name="Standard">R = 0</text:p>
      <text:p text:style-name="Standard">do j = 1, 10</text:p>
      <text:p text:style-name="Standard"><text:s/>do i = 1, 100</text:p>
      <text:p text:style-name="Standard"><text:tab/>t(i), Ri </text:p>
      <text:p text:style-name="Standard"><text:tab/>R(i) = R(i) + Ri</text:p>
      <text:p text:style-name="Standard"/>
      <text:p text:style-name="Standard"/>
      <text:p text:style-name="Standard"/>
      <text:p text:style-name="P1">Exercícios</text:p>
      <text:p text:style-name="Standard">ex.dat</text:p>
      <text:p text:style-name="Standard">1</text:p>
      <text:p text:style-name="Standard">2</text:p>
      <text:p text:style-name="Standard">3</text:p>
      <text:p text:style-name="Standard">4</text:p>
      <text:p text:style-name="Standard">5</text:p>
      <text:p text:style-name="Standard">6</text:p>
      <text:p text:style-name="Standard">7</text:p>
      <text:p text:style-name="Standard">8</text:p>
      <text:p text:style-name="Standard">9</text:p>
      <text:p text:style-name="Standard">10</text:p>
      <text:p text:style-name="Standard"/>
      <text:p text:style-name="Standard">ler os números e calcular a média</text:p>
      <text:p text:style-name="Standard">N=10</text:p>
      <text:p text:style-name="Standard">do I = 1, N</text:p>
      <text:p text:style-name="Standard">read*, x</text:p>
      <text:p text:style-name="Standard">sum = sum + x</text:p>
      <text:p text:style-name="Standard">end do</text:p>
      <text:p text:style-name="Standard">print*, sum, sum/N</text:p>
      <text:p text:style-name="Standard"/>
      <text:p text:style-name="Standard">com array</text:p>
      <text:p text:style-name="Standard">real, dimension(10) :: x<text:tab/>OU<text:tab/><text:tab/>real x(10), y</text:p>
      <text:p text:style-name="Standard">do I =1, 10</text:p>
      <text:p text:style-name="Standard">read*, x(I)</text:p>
      <text:p text:style-name="Standard">end do</text:p>
      <text:p text:style-name="Standard">print *, sum(x), sum(x)/10</text:p>
      <text:p text:style-name="Standard"/>
      <text:p text:style-name="Standard"/>
      <text:p text:style-name="Standard">sum(x) é equivalente a sum = 0 do I = 1, 10 sum = sum + x(I) end d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e Oliveira</meta:initial-creator>
    <meta:creation-date>2016-04-18T15:33:31</meta:creation-date>
    <meta:generator>LibreOffice/3.5$Linux_X86_64 LibreOffice_project/350m1$Build-2</meta:generator>
    <dc:date>2016-04-18T17:26:44</dc:date>
    <dc:creator>Cristiane Oliveira</dc:creator>
    <meta:editing-duration>PT16S</meta:editing-duration>
    <meta:editing-cycles>3</meta:editing-cycles>
    <meta:document-statistic meta:table-count="0" meta:image-count="0" meta:object-count="0" meta:page-count="2" meta:paragraph-count="50" meta:word-count="182" meta:character-count="688" meta:non-whitespace-character-count="531"/>
  </office:meta>
</office:document-meta>
</file>